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 Medium1" svg:font-family="'Source Code Pro Medium'" style:font-family-generic="modern" style:font-pitch="fixed"/>
    <style:font-face style:name="Liberation Sans2" svg:font-family="'Liberation Sans'" style:font-family-generic="modern" style:font-pitch="variable"/>
    <style:font-face style:name="Source Code Pro Medium" svg:font-family="'Source Code Pro Medium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stroke="solid" svg:stroke-width="0.152cm" svg:stroke-color="#eee8d5" draw:marker-start-width="0.427cm" draw:marker-end-width="0.427cm" draw:fill="none" draw:textarea-vertical-align="middle"/>
    </style:style>
    <style:style style:name="gr3" style:family="graphic" style:parent-style-name="objectwithoutfill">
      <style:graphic-properties draw:stroke="solid" svg:stroke-width="0.203cm" svg:stroke-color="#eee8d5" draw:fill="none" draw:textarea-vertical-align="middle" fo:padding-top="0.226cm" fo:padding-bottom="0.226cm" fo:padding-left="0.351cm" fo:padding-right="0.351cm"/>
    </style:style>
    <style:style style:name="gr4" style:family="graphic" style:parent-style-name="standard">
      <style:graphic-properties draw:stroke="none" svg:stroke-width="0.203cm" svg:stroke-color="#000000" draw:fill="none" draw:fill-color="#ffffff" draw:textarea-horizontal-align="left" draw:auto-grow-height="true" draw:auto-grow-width="true" fo:min-height="0cm" fo:min-width="0cm" fo:padding-top="0.226cm" fo:padding-bottom="0.226cm" fo:padding-left="0.351cm" fo:padding-right="0.351cm"/>
    </style:style>
    <style:style style:name="gr5" style:family="graphic" style:parent-style-name="standard">
      <style:graphic-properties draw:stroke="none" svg:stroke-width="0.203cm" svg:stroke-color="#eee8d5" draw:fill="solid" draw:fill-color="#eee8d5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width="0.203cm" svg:stroke-color="#eee8d5" draw:fill="solid" draw:fill-color="#eee8d5" draw:textarea-horizontal-align="justify" draw:textarea-vertical-align="middle" draw:auto-grow-height="false"/>
    </style:style>
    <style:style style:name="gr7" style:family="graphic" style:parent-style-name="objectwithoutfill">
      <style:graphic-properties draw:stroke="solid" svg:stroke-width="0.152cm" svg:stroke-color="#d33682" draw:marker-start-width="0.124cm" draw:marker-end-width="0.124cm" draw:fill="none" draw:fill-color="#eee8d5" draw:textarea-vertical-align="middle" fo:padding-top="0.201cm" fo:padding-bottom="0.201cm" fo:padding-left="0.326cm" fo:padding-right="0.326cm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auto-grow-height="true" fo:min-height="13.863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7cm" fo:min-width="24.691cm"/>
    </style:style>
    <style:style style:name="pr5" style:family="presentation" style:parent-style-name="Default-outline1">
      <style:graphic-properties fo:min-height="12.183cm" fo:min-width="24.691cm"/>
    </style:style>
    <style:style style:name="pr6" style:family="presentation" style:parent-style-name="Default-notes">
      <style:graphic-properties draw:fill-color="#ffffff" fo:min-height="12.572cm" fo:min-width="16.771cm"/>
    </style:style>
    <style:style style:name="pr7" style:family="presentation" style:parent-style-name="Default-outline1" style:list-style-name="L4">
      <style:graphic-properties fo:min-height="12.183cm" fo:min-width="24.691cm"/>
    </style:style>
    <style:style style:name="P1" style:family="paragraph">
      <style:text-properties style:font-name="Liberation Sans1"/>
    </style:style>
    <style:style style:name="P2" style:family="paragraph">
      <style:text-properties fo:color="#fdf6e3" fo:font-size="32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color="#cb4b16" fo:font-size="24pt" style:font-size-asian="24pt" style:font-size-complex="24pt"/>
    </style:style>
    <style:style style:name="T1" style:family="text">
      <style:text-properties style:font-name="Liberation Sans1"/>
    </style:style>
    <style:style style:name="T2" style:family="text">
      <style:text-properties fo:color="#fdf6e3" style:font-name="Liberation Sans1" fo:font-size="32pt"/>
    </style:style>
    <style:style style:name="T3" style:family="text">
      <style:text-properties fo:color="#cb4b16" fo:font-size="24pt" style:font-size-asian="24pt" style:font-size-complex="24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1.016cm"/>
        <style:text-properties fo:font-family="StarSymbol" style:font-charset="x-symbol" fo:color="#ffffff" fo:font-size="45%"/>
      </text:list-level-style-bullet>
      <text:list-level-style-number text:level="2" style:num-suffix="." style:num-format="1">
        <style:list-level-properties text:space-before="1.5cm" text:min-label-width="1.016cm"/>
        <style:text-properties fo:color="#ffffff" fo:font-size="100%"/>
      </text:list-level-style-number>
      <text:list-level-style-number text:level="3" style:num-suffix="." style:num-format="1">
        <style:list-level-properties text:space-before="2.8cm" text:min-label-width="1.016cm"/>
        <style:text-properties fo:color="#ffffff" fo:font-size="100%"/>
      </text:list-level-style-number>
      <text:list-level-style-number text:level="4" style:num-suffix="." style:num-format="1">
        <style:list-level-properties text:space-before="4.2cm" text:min-label-width="1.016cm"/>
        <style:text-properties fo:color="#ffffff" fo:font-size="100%"/>
      </text:list-level-style-number>
      <text:list-level-style-number text:level="5" style:num-suffix="." style:num-format="1">
        <style:list-level-properties text:space-before="5.4cm" text:min-label-width="1.016cm"/>
        <style:text-properties fo:color="#ffffff" fo:font-size="100%"/>
      </text:list-level-style-number>
      <text:list-level-style-number text:level="6" style:num-suffix="." style:num-format="1">
        <style:list-level-properties text:space-before="6.6cm" text:min-label-width="1.016cm"/>
        <style:text-properties fo:color="#ffffff" fo:font-size="100%"/>
      </text:list-level-style-number>
      <text:list-level-style-number text:level="7" style:num-suffix="." style:num-format="1">
        <style:list-level-properties text:space-before="7.8cm" text:min-label-width="1.016cm"/>
        <style:text-properties fo:color="#ffffff" fo:font-size="100%"/>
      </text:list-level-style-number>
      <text:list-level-style-number text:level="8" style:num-suffix="." style:num-format="1">
        <style:list-level-properties text:space-before="9cm" text:min-label-width="1.016cm"/>
        <style:text-properties fo:color="#ffffff" fo:font-size="100%"/>
      </text:list-level-style-number>
      <text:list-level-style-number text:level="9" style:num-suffix="." style:num-format="1">
        <style:list-level-properties text:space-before="10.2cm" text:min-label-width="1.016cm"/>
        <style:text-properties fo:color="#ffffff" fo:font-size="100%"/>
      </text:list-level-style-number>
      <text:list-level-style-number text:level="10" style:num-suffix="." style:num-format="1">
        <style:list-level-properties text:space-before="11.4cm" text:min-label-width="1.016cm"/>
        <style:text-properties fo:color="#ffffff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1.016cm"/>
        <style:text-properties fo:color="#ffffff" fo:font-size="100%"/>
      </text:list-level-style-number>
      <text:list-level-style-number text:level="2" style:num-suffix=")" style:num-format="1">
        <style:list-level-properties text:space-before="1.5cm" text:min-label-width="1.016cm"/>
        <style:text-properties fo:color="#ffffff" fo:font-size="100%"/>
      </text:list-level-style-number>
      <text:list-level-style-number text:level="3" style:num-suffix=")" style:num-format="1">
        <style:list-level-properties text:space-before="2.8cm" text:min-label-width="1.016cm"/>
        <style:text-properties fo:color="#ffffff" fo:font-size="100%"/>
      </text:list-level-style-number>
      <text:list-level-style-number text:level="4" style:num-suffix=")" style:num-format="1">
        <style:list-level-properties text:space-before="4.2cm" text:min-label-width="1.016cm"/>
        <style:text-properties fo:color="#ffffff" fo:font-size="100%"/>
      </text:list-level-style-number>
      <text:list-level-style-number text:level="5" style:num-suffix=")" style:num-format="1">
        <style:list-level-properties text:space-before="5.4cm" text:min-label-width="1.016cm"/>
        <style:text-properties fo:color="#ffffff" fo:font-size="100%"/>
      </text:list-level-style-number>
      <text:list-level-style-number text:level="6" style:num-suffix=")" style:num-format="1">
        <style:list-level-properties text:space-before="6.6cm" text:min-label-width="1.016cm"/>
        <style:text-properties fo:color="#ffffff" fo:font-size="100%"/>
      </text:list-level-style-number>
      <text:list-level-style-number text:level="7" style:num-suffix=")" style:num-format="1">
        <style:list-level-properties text:space-before="7.8cm" text:min-label-width="1.016cm"/>
        <style:text-properties fo:color="#ffffff" fo:font-size="100%"/>
      </text:list-level-style-number>
      <text:list-level-style-number text:level="8" style:num-suffix=")" style:num-format="1">
        <style:list-level-properties text:space-before="9cm" text:min-label-width="1.016cm"/>
        <style:text-properties fo:color="#ffffff" fo:font-size="100%"/>
      </text:list-level-style-number>
      <text:list-level-style-number text:level="9" style:num-suffix=")" style:num-format="1">
        <style:list-level-properties text:space-before="10.2cm" text:min-label-width="1.016cm"/>
        <style:text-properties fo:color="#ffffff" fo:font-size="100%"/>
      </text:list-level-style-number>
      <text:list-level-style-number text:level="10" style:num-suffix=")" style:num-format="1">
        <style:list-level-properties text:space-before="11.4cm" text:min-label-width="1.016cm"/>
        <style:text-properties fo:color="#ffffff" fo:font-size="100%"/>
      </text:list-level-style-number>
    </text:list-style>
    <text:list-style style:name="L5">
      <text:list-level-style-number text:level="1" style:num-suffix=")" style:num-format="a">
        <style:list-level-properties text:space-before="0.3cm" text:min-label-width="1.016cm"/>
        <style:text-properties fo:color="#ffffff" fo:font-size="100%"/>
      </text:list-level-style-number>
      <text:list-level-style-number text:level="2" style:num-suffix=")" style:num-format="a">
        <style:list-level-properties text:space-before="1.5cm" text:min-label-width="1.016cm"/>
        <style:text-properties fo:color="#ffffff" fo:font-size="100%"/>
      </text:list-level-style-number>
      <text:list-level-style-number text:level="3" style:num-suffix=")" style:num-format="a">
        <style:list-level-properties text:space-before="2.8cm" text:min-label-width="1.016cm"/>
        <style:text-properties fo:color="#ffffff" fo:font-size="100%"/>
      </text:list-level-style-number>
      <text:list-level-style-number text:level="4" style:num-suffix=")" style:num-format="a">
        <style:list-level-properties text:space-before="4.2cm" text:min-label-width="1.016cm"/>
        <style:text-properties fo:color="#ffffff" fo:font-size="100%"/>
      </text:list-level-style-number>
      <text:list-level-style-number text:level="5" style:num-suffix=")" style:num-format="a">
        <style:list-level-properties text:space-before="5.4cm" text:min-label-width="1.016cm"/>
        <style:text-properties fo:color="#ffffff" fo:font-size="100%"/>
      </text:list-level-style-number>
      <text:list-level-style-number text:level="6" style:num-suffix=")" style:num-format="a">
        <style:list-level-properties text:space-before="6.6cm" text:min-label-width="1.016cm"/>
        <style:text-properties fo:color="#ffffff" fo:font-size="100%"/>
      </text:list-level-style-number>
      <text:list-level-style-number text:level="7" style:num-suffix=")" style:num-format="a">
        <style:list-level-properties text:space-before="7.8cm" text:min-label-width="1.016cm"/>
        <style:text-properties fo:color="#ffffff" fo:font-size="100%"/>
      </text:list-level-style-number>
      <text:list-level-style-number text:level="8" style:num-suffix=")" style:num-format="a">
        <style:list-level-properties text:space-before="9cm" text:min-label-width="1.016cm"/>
        <style:text-properties fo:color="#ffffff" fo:font-size="100%"/>
      </text:list-level-style-number>
      <text:list-level-style-number text:level="9" style:num-suffix=")" style:num-format="a">
        <style:list-level-properties text:space-before="10.2cm" text:min-label-width="1.016cm"/>
        <style:text-properties fo:color="#ffffff" fo:font-size="100%"/>
      </text:list-level-style-number>
      <text:list-level-style-number text:level="10" style:num-suffix=")" style:num-format="a">
        <style:list-level-properties text:space-before="11.4cm" text:min-label-width="1.016cm"/>
        <style:text-properties fo:color="#ffffff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3.507cm" svg:x="1.399cm" svg:y="0.837cm" presentation:class="title" presentation:user-transformed="true">
          <draw:text-box>
            <text:p><text:span text:style-name="T1">Kata: Maze solving with</text:span><text:span text:style-name="T1"><text:line-break/></text:span><text:span text:style-name="T1">Dijkstra's Algorithm</text:span></text:p>
          </draw:text-box>
        </draw:frame>
        <draw:frame presentation:style-name="pr2" draw:text-style-name="P2" draw:layer="layout" svg:width="25.191cm" svg:height="13.863cm" svg:x="1.399cm" svg:y="4.915cm" presentation:class="subtitle">
          <draw:text-box>
            <text:p><text:span text:style-name="T2">Paul Grayson</text:span></text:p>
            <text:p><text:span text:style-name="T2">Las Vegas Ruby User Group</text:span></text:p>
            <text:p><text:span text:style-name="T2">2014-07-29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The problem</text:p>
          </draw:text-box>
        </draw:frame>
        <draw:frame presentation:style-name="pr5" draw:text-style-name="P3" draw:layer="layout" svg:width="25.191cm" svg:height="12.183cm" svg:x="1.4cm" svg:y="4.915cm" presentation:class="outline" presentation:user-transformed="true">
          <draw:text-box>
            <text:list text:style-name="L2">
              <text:list-header>
                <text:p text:style-name="P3">Find the shortest path to a goal.</text:p>
              </text:list-header>
            </text:list>
          </draw:text-box>
        </draw:frame>
        <draw:line draw:style-name="gr2" draw:layer="layout" svg:x1="8.382cm" svg:y1="8.636cm" svg:x2="8.382cm" svg:y2="16.256cm">
          <text:p/>
        </draw:line>
        <draw:line draw:style-name="gr3" draw:layer="layout" svg:x1="8.382cm" svg:y1="16.256cm" svg:x2="10.922cm" svg:y2="16.256cm">
          <text:p/>
        </draw:line>
        <draw:line draw:style-name="gr3" draw:layer="layout" svg:x1="10.922cm" svg:y1="16.256cm" svg:x2="10.922cm" svg:y2="18.796cm">
          <text:p/>
        </draw:line>
        <draw:line draw:style-name="gr3" draw:layer="layout" svg:x1="8.382cm" svg:y1="18.796cm" svg:x2="10.922cm" svg:y2="18.796cm">
          <text:p/>
        </draw:line>
        <draw:line draw:style-name="gr3" draw:layer="layout" svg:x1="13.462cm" svg:y1="18.796cm" svg:x2="10.922cm" svg:y2="18.796cm">
          <text:p/>
        </draw:line>
        <draw:line draw:style-name="gr3" draw:layer="layout" svg:x1="10.922cm" svg:y1="16.256cm" svg:x2="16.002cm" svg:y2="16.256cm">
          <text:p/>
        </draw:line>
        <draw:line draw:style-name="gr3" draw:layer="layout" svg:x1="16.002cm" svg:y1="18.796cm" svg:x2="16.002cm" svg:y2="16.256cm">
          <text:p/>
        </draw:line>
        <draw:line draw:style-name="gr3" draw:layer="layout" svg:x1="16.002cm" svg:y1="18.796cm" svg:x2="18.542cm" svg:y2="18.796cm">
          <text:p/>
        </draw:line>
        <draw:line draw:style-name="gr3" draw:layer="layout" svg:x1="18.542cm" svg:y1="11.176cm" svg:x2="18.542cm" svg:y2="18.796cm">
          <text:p/>
        </draw:line>
        <draw:line draw:style-name="gr3" draw:layer="layout" svg:x1="18.542cm" svg:y1="11.176cm" svg:x2="16.002cm" svg:y2="11.176cm">
          <text:p/>
        </draw:line>
        <draw:line draw:style-name="gr3" draw:layer="layout" svg:x1="16.002cm" svg:y1="13.716cm" svg:x2="16.002cm" svg:y2="11.176cm">
          <text:p/>
        </draw:line>
        <draw:line draw:style-name="gr3" draw:layer="layout" svg:x1="16.002cm" svg:y1="13.716cm" svg:x2="13.462cm" svg:y2="13.716cm">
          <text:p/>
        </draw:line>
        <draw:line draw:style-name="gr3" draw:layer="layout" svg:x1="13.462cm" svg:y1="11.176cm" svg:x2="13.462cm" svg:y2="13.716cm">
          <text:p/>
        </draw:line>
        <draw:line draw:style-name="gr3" draw:layer="layout" svg:x1="10.922cm" svg:y1="11.176cm" svg:x2="10.922cm" svg:y2="13.716cm">
          <text:p/>
        </draw:line>
        <draw:line draw:style-name="gr3" draw:layer="layout" svg:x1="10.922cm" svg:y1="11.176cm" svg:x2="8.382cm" svg:y2="11.176cm">
          <text:p/>
        </draw:line>
        <draw:line draw:style-name="gr3" draw:layer="layout" svg:x1="10.922cm" svg:y1="11.176cm" svg:x2="10.922cm" svg:y2="8.636cm">
          <text:p/>
        </draw:line>
        <draw:line draw:style-name="gr3" draw:layer="layout" svg:x1="18.542cm" svg:y1="8.636cm" svg:x2="10.922cm" svg:y2="8.636cm">
          <text:p/>
        </draw:line>
        <draw:line draw:style-name="gr3" draw:layer="layout" svg:x1="18.542cm" svg:y1="8.636cm" svg:x2="18.542cm" svg:y2="11.176cm">
          <text:p/>
        </draw:line>
        <draw:line draw:style-name="gr3" draw:layer="layout" svg:x1="18.542cm" svg:y1="8.636cm" svg:x2="21.082cm" svg:y2="8.636cm">
          <text:p/>
        </draw:line>
        <draw:line draw:style-name="gr3" draw:layer="layout" svg:x1="21.082cm" svg:y1="16.256cm" svg:x2="21.082cm" svg:y2="8.636cm">
          <text:p/>
        </draw:line>
        <draw:frame draw:style-name="gr4" draw:layer="layout" svg:width="2.905cm" svg:height="1.719cm" svg:x="5.223cm" svg:y="8.128cm">
          <draw:text-box>
            <text:p>start</text:p>
          </draw:text-box>
        </draw:frame>
        <draw:custom-shape draw:style-name="gr5" draw:text-style-name="P3" draw:layer="layout" svg:width="1.016cm" svg:height="1.016cm" svg:x="12.954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2.846cm" svg:height="1.719cm" svg:x="12.081cm" svg:y="9.203cm">
          <draw:text-box>
            <text:p>goal</text:p>
          </draw:text-box>
        </draw:frame>
        <draw:custom-shape draw:style-name="gr6" draw:text-style-name="P5" xml:id="id1" draw:id="id1" draw:layer="layout" svg:width="1.016cm" svg:height="1.016cm" svg:x="12.954cm" svg:y="10.668cm">
          <text:p text:style-name="P4"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2" draw:id="id2" draw:layer="layout" svg:width="1.016cm" svg:height="1.016cm" svg:x="12.954cm" svg:y="13.208cm">
          <text:p text:style-name="P4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3" draw:id="id3" draw:layer="layout" svg:width="1.016cm" svg:height="1.016cm" svg:x="15.494cm" svg:y="13.208cm">
          <text:p text:style-name="P4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4" draw:id="id4" draw:layer="layout" svg:width="1.016cm" svg:height="1.016cm" svg:x="15.494cm" svg:y="10.668cm">
          <text:p text:style-name="P4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5" draw:id="id5" draw:layer="layout" svg:width="1.016cm" svg:height="1.016cm" svg:x="18.034cm" svg:y="10.668cm">
          <text:p text:style-name="P4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6" draw:id="id6" draw:layer="layout" svg:width="1.016cm" svg:height="1.016cm" svg:x="18.034cm" svg:y="8.128cm">
          <text:p text:style-name="P4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7" draw:id="id7" draw:layer="layout" svg:width="1.016cm" svg:height="1.016cm" svg:x="18.034cm" svg:y="13.208cm">
          <text:p text:style-name="P4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8" draw:id="id8" draw:layer="layout" svg:width="1.016cm" svg:height="1.016cm" svg:x="20.574cm" svg:y="8.128cm">
          <text:p text:style-name="P4"><text:span text:style-name="T3">6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9" draw:id="id9" draw:layer="layout" svg:width="1.016cm" svg:height="1.016cm" svg:x="15.494cm" svg:y="8.128cm">
          <text:p text:style-name="P4"><text:span text:style-name="T3">6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10" draw:id="id10" draw:layer="layout" svg:width="1.016cm" svg:height="1.016cm" svg:x="18.034cm" svg:y="15.748cm">
          <text:p text:style-name="P4"><text:span text:style-name="T3">6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11" draw:id="id11" draw:layer="layout" svg:width="1.016cm" svg:height="1.016cm" svg:x="20.574cm" svg:y="10.668cm">
          <text:p text:style-name="P4"><text:span text:style-name="T3">7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12" draw:id="id12" draw:layer="layout" svg:width="1.016cm" svg:height="1.016cm" svg:x="12.954cm" svg:y="8.128cm">
          <text:p text:style-name="P4"><text:span text:style-name="T3">7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13" draw:id="id13" draw:layer="layout" svg:width="1.016cm" svg:height="1.016cm" svg:x="18.034cm" svg:y="18.288cm">
          <text:p text:style-name="P4"><text:span text:style-name="T3">7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14" draw:id="id14" draw:layer="layout" svg:width="1.016cm" svg:height="1.016cm" svg:x="20.574cm" svg:y="13.208cm">
          <text:p text:style-name="P4"><text:span text:style-name="T3">8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15" draw:id="id15" draw:layer="layout" svg:width="1.016cm" svg:height="1.016cm" svg:x="15.494cm" svg:y="18.288cm">
          <text:p text:style-name="P4"><text:span text:style-name="T3">8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16" draw:id="id16" draw:layer="layout" svg:width="1.016cm" svg:height="1.016cm" svg:x="10.414cm" svg:y="8.128cm">
          <text:p text:style-name="P4"><text:span text:style-name="T3">8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17" draw:id="id17" draw:layer="layout" svg:width="1.016cm" svg:height="1.016cm" svg:x="20.574cm" svg:y="15.748cm">
          <text:p text:style-name="P4"><text:span text:style-name="T3">9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18" draw:id="id18" draw:layer="layout" svg:width="1.016cm" svg:height="1.016cm" svg:x="15.494cm" svg:y="15.748cm">
          <text:p text:style-name="P4"><text:span text:style-name="T3">9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19" draw:id="id19" draw:layer="layout" svg:width="1.016cm" svg:height="1.016cm" svg:x="10.414cm" svg:y="10.668cm">
          <text:p text:style-name="P4"><text:span text:style-name="T3">9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20" draw:id="id20" draw:layer="layout" svg:width="1.016cm" svg:height="1.016cm" svg:x="12.954cm" svg:y="15.748cm">
          <text:p text:style-name="P4"><text:span text:style-name="T3">10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21" draw:id="id21" draw:layer="layout" svg:width="1.016cm" svg:height="1.016cm" svg:x="10.414cm" svg:y="13.208cm">
          <text:p text:style-name="P4"><text:span text:style-name="T3">10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22" draw:id="id22" draw:layer="layout" svg:width="1.016cm" svg:height="1.016cm" svg:x="7.874cm" svg:y="10.668cm">
          <text:p text:style-name="P4"><text:span text:style-name="T3">10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23" draw:id="id23" draw:layer="layout" svg:width="1.016cm" svg:height="1.016cm" svg:x="10.414cm" svg:y="15.748cm">
          <text:p text:style-name="P4"><text:span text:style-name="T3">11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24" draw:id="id24" draw:layer="layout" svg:width="1.016cm" svg:height="1.016cm" svg:x="7.874cm" svg:y="8.128cm">
          <text:p text:style-name="P4"><text:span text:style-name="T3">11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26" draw:id="id26" draw:layer="layout" svg:width="1.016cm" svg:height="1.016cm" svg:x="7.874cm" svg:y="15.748cm">
          <text:p text:style-name="P4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25" draw:id="id25" draw:layer="layout" svg:width="1.016cm" svg:height="1.016cm" svg:x="7.874cm" svg:y="13.208cm">
          <text:p text:style-name="P4"><text:span text:style-name="T3">11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27" draw:id="id27" draw:layer="layout" svg:width="1.016cm" svg:height="1.016cm" svg:x="10.414cm" svg:y="18.288cm">
          <text:p text:style-name="P4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28" draw:id="id28" draw:layer="layout" svg:width="1.016cm" svg:height="1.016cm" svg:x="7.874cm" svg:y="18.288cm">
          <text:p text:style-name="P4"><text:span text:style-name="T3">13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29" draw:id="id29" draw:layer="layout" svg:width="1.016cm" svg:height="1.016cm" svg:x="12.954cm" svg:y="18.288cm">
          <text:p text:style-name="P4"><text:span text:style-name="T3">13</text:span></text:p>
          <draw:enhanced-geometry svg:viewBox="0 0 21600 21600" draw:type="rectangle" draw:enhanced-path="M 0 0 L 21600 0 21600 21600 0 21600 0 0 Z N"/>
        </draw:custom-shape>
        <draw:path draw:style-name="gr7" xml:id="id30" draw:id="id30" draw:layer="layout" svg:width="10.454cm" svg:height="4.969cm" svg:x="8.149cm" svg:y="8.584cm" svg:viewBox="0 0 10455 4970" svg:d="m171 90c-32 274 42 543 27 819-16 306-50 617-164 900-132 326 141 681 464 682 290 0 584-27 873 0 302 28 578-28 873-82 355-66 368-531 409-846s-81-581-27-900c72-426 485-325 736-491 260-173 582-64 873-82 281-18 575 58 846-27 299-94 600-54 900-55 306-1 599 95 900 110s599 57 900 27c283-29 559 28 846 27 302-1 597-21 900-27 334-8 648 199 763 491 108 273 219 584 137 873-78 274 42 625-382 763-308 100-569 249-873 328-281 73-585 38-873 0-447-59-451 413-518 682-77 311 114 558 82 873-29 279-103 732-491 681-282-37-562 62-846 110-296 50-602 14-900-28-303-44-626-359-436-709 139-257 26-580 163-846l55-300v-300l-55-191">
          <text:p/>
        </draw:path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Dijkstra's Algorithm (simplified)</text:p>
          </draw:text-box>
        </draw:frame>
        <draw:frame presentation:style-name="pr7" draw:layer="layout" svg:width="25.191cm" svg:height="12.183cm" svg:x="1.399cm" svg:y="4.915cm" presentation:class="outline">
          <draw:text-box>
            <text:list text:style-name="L4">
              <text:list-item>
                <text:p><text:s/>Start with list of all nodes</text:p>
              </text:list-item>
              <text:list-item>
                <text:p><text:s/>Mark goal with “0”</text:p>
              </text:list-item>
              <text:list-item>
                <text:p><text:s/>While there are nodes left to check,</text:p>
              </text:list-item>
            </text:list>
            <text:list text:style-name="L5">
              <text:list-item>
                <text:list>
                  <text:list-item>
                    <text:p><text:s/>Find a node with lowest score</text:p>
                  </text:list-item>
                  <text:list-item>
                    <text:p><text:s/>Mark all its unmarked neighbors with <text:span text:style-name="T4">score </text:span><text:span text:style-name="T5">+ 1</text:span></text:p>
                  </text:list-item>
                  <text:list-item>
                    <text:p><text:span text:style-name="T5"><text:s/></text:span><text:span text:style-name="T5">Remove it from the list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 Code Pro Medium1" svg:font-family="'Source Code Pro Medium'" style:font-family-generic="modern" style:font-pitch="fixed"/>
    <style:font-face style:name="Liberation Sans2" svg:font-family="'Liberation Sans'" style:font-family-generic="modern" style:font-pitch="variable"/>
    <style:font-face style:name="Source Code Pro Medium" svg:font-family="'Source Code Pro Medium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_20_2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style:font-name="Liberation Sans1" fo:font-family="'Liberation Sans'" style:font-family-generic="swiss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family-asian="'Microsoft YaHei'" style:font-family-generic-asian="system" style:font-pitch-asian="variable" style:font-size-asian="18pt" style:language-asian="zh" style:country-asian="CN" style:font-style-asian="normal" style:font-weight-asian="normal" style:font-name-complex="Mangal" style:font-family-complex="Mang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2b36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fo:min-height="13.859cm">
        <text:list-style style:name="Default-outline1">
          <text:list-level-style-bullet text:level="1" text:bullet-char="●">
            <style:list-level-properties text:space-before="0.3cm" text:min-label-width="1.016cm"/>
            <style:text-properties fo:font-family="StarSymbol" style:font-charset="x-symbol" fo:color="#ffffff" fo:font-size="45%"/>
          </text:list-level-style-bullet>
          <text:list-level-style-number text:level="2" style:num-suffix="." style:num-format="1">
            <style:list-level-properties text:space-before="1.5cm" text:min-label-width="1.016cm"/>
            <style:text-properties fo:color="#ffffff" fo:font-size="100%"/>
          </text:list-level-style-number>
          <text:list-level-style-number text:level="3" style:num-suffix="." style:num-format="1">
            <style:list-level-properties text:space-before="2.8cm" text:min-label-width="1.016cm"/>
            <style:text-properties fo:color="#ffffff" fo:font-size="100%"/>
          </text:list-level-style-number>
          <text:list-level-style-number text:level="4" style:num-suffix="." style:num-format="1">
            <style:list-level-properties text:space-before="4.2cm" text:min-label-width="1.016cm"/>
            <style:text-properties fo:color="#ffffff" fo:font-size="100%"/>
          </text:list-level-style-number>
          <text:list-level-style-number text:level="5" style:num-suffix="." style:num-format="1">
            <style:list-level-properties text:space-before="5.4cm" text:min-label-width="1.016cm"/>
            <style:text-properties fo:color="#ffffff" fo:font-size="100%"/>
          </text:list-level-style-number>
          <text:list-level-style-number text:level="6" style:num-suffix="." style:num-format="1">
            <style:list-level-properties text:space-before="6.6cm" text:min-label-width="1.016cm"/>
            <style:text-properties fo:color="#ffffff" fo:font-size="100%"/>
          </text:list-level-style-number>
          <text:list-level-style-number text:level="7" style:num-suffix="." style:num-format="1">
            <style:list-level-properties text:space-before="7.8cm" text:min-label-width="1.016cm"/>
            <style:text-properties fo:color="#ffffff" fo:font-size="100%"/>
          </text:list-level-style-number>
          <text:list-level-style-number text:level="8" style:num-suffix="." style:num-format="1">
            <style:list-level-properties text:space-before="9cm" text:min-label-width="1.016cm"/>
            <style:text-properties fo:color="#ffffff" fo:font-size="100%"/>
          </text:list-level-style-number>
          <text:list-level-style-number text:level="9" style:num-suffix="." style:num-format="1">
            <style:list-level-properties text:space-before="10.2cm" text:min-label-width="1.016cm"/>
            <style:text-properties fo:color="#ffffff" fo:font-size="100%"/>
          </text:list-level-style-number>
          <text:list-level-style-number text:level="10" style:num-suffix="." style:num-format="1">
            <style:list-level-properties text:space-before="11.4cm" text:min-label-width="1.016cm"/>
            <style:text-properties fo:color="#ffffff" fo:font-size="100%"/>
          </text:list-level-style-number>
        </text:list-style>
      </style:graphic-properties>
      <style:paragraph-properties fo:margin-left="0cm" fo:margin-right="0cm" fo:margin-top="0cm" fo:margin-bottom="0.499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df6e3" style:text-outline="false" style:text-line-through-style="none" style:text-position="0% 100%" style:font-name="Liberation Sans1" fo:font-family="'Liberation Sans'" style:font-family-generic="swiss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family-asian="'Microsoft YaHei'" style:font-family-generic-asian="system" style:font-pitch-asian="variable" style:font-size-asian="32pt" style:language-asian="zh" style:country-asian="CN" style:font-style-asian="normal" style:font-weight-asian="normal" style:font-name-complex="Mangal" style:font-family-complex="Mangal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style:font-name="Liberation Sans1" fo:font-family="'Liberation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style:font-name="Liberation Sans1" fo:font-family="'Liberation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fill-color="#ffffff" draw:textarea-vertical-align="middle" draw:auto-grow-height="true" fo:min-height="13.859cm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1" fo:font-family="'Liberation Sans'" style:font-family-generic="swiss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family-asian="'Microsoft YaHei'" style:font-family-generic-asian="system" style:font-pitch-asian="variable" style:font-size-asian="32pt" style:language-asian="zh" style:country-asian="CN" style:font-style-asian="normal" style:font-weight-asian="normal" style:font-name-complex="Mangal" style:font-family-complex="Mangal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title" style:family="presentation">
      <style:graphic-properties draw:stroke="none" draw:fill="none" draw:textarea-vertical-align="middle" draw:auto-grow-height="true" fo:min-height="3.506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b58900" style:text-outline="false" style:text-line-through-style="none" style:text-position="0% 100%" style:font-name="Liberation Sans1" fo:font-family="'Liberation Sans'" style:font-family-generic="swiss" style:font-pitch="variable" fo:font-size="4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family-asian="'Microsoft YaHei'" style:font-family-generic-asian="system" style:font-pitch-asian="variable" style:font-size-asian="44pt" style:language-asian="zh" style:country-asian="CN" style:font-style-asian="normal" style:font-weight-asian="normal" style:font-name-complex="Mangal" style:font-family-complex="Mangal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2b36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2.61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3.122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2.348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2.758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12-04T21:50:28.86</meta:creation-date>
    <meta:editing-duration>P5DT10H42M54S</meta:editing-duration>
    <meta:editing-cycles>205</meta:editing-cycles>
    <dc:date>2014-07-29T22:48:38.160000000</dc:date>
    <meta:generator>LibreOffice/4.1.4.2$Windows_x86 LibreOffice_project/0a0440ccc0227ad9829de5f46be37cfb6edcf72</meta:generator>
    <meta:document-statistic meta:object-count="86"/>
  </office:meta>
</office:document-meta>
</file>